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 fo:text-align="center" style:justify-single-word="false"/>
      <style:text-properties fo:color="#cccccc" loext:opacity="100%" style:font-name="Consolas" fo:font-size="10.5pt" fo:font-weight="normal" officeooo:rsid="00065e0e" officeooo:paragraph-rsid="00065e0e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style:line-height-at-least="0.503cm" fo:text-align="center" style:justify-single-word="false"/>
      <style:text-properties officeooo:paragraph-rsid="00065e0e"/>
    </style:style>
    <style:style style:name="P11" style:family="paragraph" style:parent-style-name="Standard">
      <style:paragraph-properties style:line-height-at-least="0.503cm" fo:text-align="start" style:justify-single-word="false"/>
      <style:text-properties officeooo:paragraph-rsid="00065e0e"/>
    </style:style>
    <style:style style:name="P12" style:family="paragraph" style:parent-style-name="Standard">
      <style:paragraph-properties fo:text-align="center" style:justify-single-word="false"/>
      <style:text-properties officeooo:rsid="00065e0e" officeooo:paragraph-rsid="00065e0e"/>
    </style:style>
    <style:style style:name="P13" style:family="paragraph" style:parent-style-name="Standard">
      <style:paragraph-properties fo:text-align="start" style:justify-single-word="false"/>
      <style:text-properties officeooo:rsid="00065e0e" officeooo:paragraph-rsid="00065e0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d4d4d4" loext:opacity="100%"/>
    </style:style>
    <style:style style:name="T4" style:family="text">
      <style:text-properties fo:color="#d4d4d4" loext:opacity="100%" style:font-name="Consolas" fo:font-size="10.5pt" fo:font-weight="normal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586c0" loext:opacity="100%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cccccc" loext:opacity="100%" style:font-name="Consolas" fo:font-size="10.5pt" fo:font-weight="normal" fo:background-color="#1f1f1f" loext:char-shading-value="0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color="#d7ba7d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POSITORY</text:p>
      <text:p text:style-name="P12"/>
      <text:p text:style-name="P13">&lt;?php</text:p>
      <text:p text:style-name="P13"/>
      <text:p text:style-name="P13">function connectBDD(): ?PDO</text:p>
      <text:p text:style-name="P13">{</text:p>
      <text:p text:style-name="P13"><text:s text:c="3"/>global $conn;</text:p>
      <text:p text:style-name="P13"/>
      <text:p text:style-name="P13"><text:s text:c="3"/>if ($conn ?? false) {</text:p>
      <text:p text:style-name="P13"><text:s text:c="6"/>return $conn;</text:p>
      <text:p text:style-name="P13"><text:s text:c="3"/>}</text:p>
      <text:p text:style-name="P13"><text:s text:c="3"/>$servername = 'localhost';</text:p>
      <text:p text:style-name="P13"><text:s text:c="3"/>$username = 'alex';</text:p>
      <text:p text:style-name="P13"><text:s text:c="3"/>$password = 'battle';</text:p>
      <text:p text:style-name="P13"/>
      <text:p text:style-name="P13"><text:s text:c="3"/>try {</text:p>
      <text:p text:style-name="P13"><text:s text:c="6"/>$conn = new PDO("mysql:host=$servername;dbname=battle", $username, $password);;</text:p>
      <text:p text:style-name="P13"><text:s text:c="6"/>//On définit le mode d'erreur de PDO sur Exception;</text:p>
      <text:p text:style-name="P13"><text:s text:c="6"/>$conn-&gt;setAttribute(PDO::ATTR_ERRMODE, PDO::ERRMODE_EXCEPTION);</text:p>
      <text:p text:style-name="P13"><text:s text:c="6"/>dump($conn);</text:p>
      <text:p text:style-name="P13"><text:s text:c="6"/>return $conn;</text:p>
      <text:p text:style-name="P13"><text:s text:c="3"/>} catch (PDOException $e) {</text:p>
      <text:p text:style-name="P13"><text:s text:c="6"/>echo "Erreur : " . $e-&gt;getMessage();</text:p>
      <text:p text:style-name="P13"><text:s text:c="3"/>}</text:p>
      <text:p text:style-name="P13"/>
      <text:p text:style-name="P13"><text:s text:c="3"/>$conn = null;</text:p>
      <text:p text:style-name="P13">}</text:p>
      <text:p text:style-name="P13"/>
      <text:p text:style-name="P13">function getCombattants(): array</text:p>
      <text:p text:style-name="P13">{</text:p>
      <text:p text:style-name="P13"><text:s text:c="3"/>$conn = connectBDD();</text:p>
      <text:p text:style-name="P13"><text:s text:c="3"/>$sth = $conn-&gt;prepare("SELECT id, name FROM combattant GROUP BY id, name");</text:p>
      <text:p text:style-name="P13"><text:s text:c="3"/>$sth-&gt;execute();</text:p>
      <text:p text:style-name="P13"><text:s text:c="3"/>return $sth-&gt;fetchAll(PDO::FETCH_ASSOC);</text:p>
      <text:p text:style-name="P13">}</text:p>
      <text:p text:style-name="P13"/>
      <text:p text:style-name="P13">function getCombatant($id): bool|array</text:p>
      <text:p text:style-name="P13">{</text:p>
      <text:p text:style-name="P13"><text:s text:c="3"/>$conn = connectBDD();</text:p>
      <text:p text:style-name="P13"><text:s text:c="3"/>$sth = $conn-&gt;prepare("SELECT * FROM combattant where id = :id");</text:p>
      <text:p text:style-name="P13"><text:s text:c="3"/>$sth-&gt;execute([":id" =&gt; $id]);</text:p>
      <text:p text:style-name="P13"><text:s text:c="3"/>return $sth-&gt;fetch(PDO::FETCH_ASSOC);</text:p>
      <text:p text:style-name="P13">}</text:p>
      <text:p text:style-name="P13"/>
      <text:p text:style-name="P13">function getCombatantByName($name): bool|array</text:p>
      <text:p text:style-name="P13">{</text:p>
      <text:p text:style-name="P13"><text:s text:c="3"/>$conn = connectBDD();</text:p>
      <text:p text:style-name="P13"><text:s text:c="3"/>$sth = $conn-&gt;prepare("SELECT * FROM combattant where name = :name");</text:p>
      <text:p text:style-name="P13"><text:s text:c="3"/>$sth-&gt;execute([":name" =&gt; $name]);</text:p>
      <text:p text:style-name="P13"><text:s text:c="3"/>return $sth-&gt;fetch(PDO::FETCH_ASSOC);</text:p>
      <text:p text:style-name="P13">}</text:p>
      <text:p text:style-name="P13"/>
      <text:p text:style-name="P13"><text:soft-page-break/>function createCombattant(array $combattant): array</text:p>
      <text:p text:style-name="P13">{</text:p>
      <text:p text:style-name="P13"><text:s text:c="3"/>$conn = connectBDD();</text:p>
      <text:p text:style-name="P13"><text:s text:c="3"/>$sth = $conn-&gt;prepare("INSERT INTO combattant (name, sante, mana, initial_life, attaque, createdDate) VALUES (:name, :sante, :mana, :initial_life, :attaque, :createdDate)");</text:p>
      <text:p text:style-name="P13"><text:s text:c="3"/>$sth-&gt;execute([</text:p>
      <text:p text:style-name="P13"><text:s text:c="6"/>"name" =&gt; $combattant["name"],</text:p>
      <text:p text:style-name="P13"><text:s text:c="6"/>"sante" =&gt; $combattant["sante"],</text:p>
      <text:p text:style-name="P13"><text:s text:c="6"/>"mana" =&gt; $combattant["mana"],</text:p>
      <text:p text:style-name="P13"><text:s text:c="6"/>"initial_life" =&gt; $combattant["sante"],</text:p>
      <text:p text:style-name="P13"><text:s text:c="6"/>"attaque" =&gt; $combattant["attaque"],</text:p>
      <text:p text:style-name="P13"><text:s text:c="6"/>"createdDate" =&gt; date("Y-m-d"),</text:p>
      <text:p text:style-name="P13"><text:s text:c="3"/>]);</text:p>
      <text:p text:style-name="P13"><text:s text:c="3"/>$id_combattant = $conn-&gt;lastInsertId();</text:p>
      <text:p text:style-name="P13"><text:s text:c="3"/>return getCombatant($id_combattant);</text:p>
      <text:p text:style-name="P13">}</text:p>
      <text:p text:style-name="P13"/>
      <text:p text:style-name="P13">function createCombat(array $player, array $adversaire): int</text:p>
      <text:p text:style-name="P13">{</text:p>
      <text:p text:style-name="P13"><text:s text:c="3"/>$conn = connectBDD();</text:p>
      <text:p text:style-name="P13"><text:s text:c="3"/>$sth = $conn-&gt;prepare("INSERT INTO combat (idp1, idp2) VALUES (:idp1, :idp2)");</text:p>
      <text:p text:style-name="P13"><text:s text:c="3"/>$sth-&gt;execute([</text:p>
      <text:p text:style-name="P13"><text:s text:c="6"/>"idp1" =&gt; $player["id"],</text:p>
      <text:p text:style-name="P13"><text:s text:c="6"/>"idp2" =&gt; $adversaire["id"],</text:p>
      <text:p text:style-name="P13"><text:s text:c="3"/>]);</text:p>
      <text:p text:style-name="P13"><text:s text:c="3"/>$id_combat = $conn-&gt;lastInsertId();</text:p>
      <text:p text:style-name="P13"><text:s text:c="3"/>return $id_combat;</text:p>
      <text:p text:style-name="P13">}</text:p>
      <text:p text:style-name="P13"/>
      <text:p text:style-name="P13">function updateCombat(array $combats, $id_combat)</text:p>
      <text:p text:style-name="P13">{</text:p>
      <text:p text:style-name="P13"><text:s text:c="3"/>$conn = connectBDD();</text:p>
      <text:p text:style-name="P13"><text:s text:c="3"/>$sth = $conn-&gt;prepare("UPDATE combat set combat = :combat where `index` = :id");</text:p>
      <text:p text:style-name="P13"><text:s text:c="3"/>$sth-&gt;execute([</text:p>
      <text:p text:style-name="P13"><text:s text:c="6"/>"combat" =&gt; json_encode($combats),</text:p>
      <text:p text:style-name="P13"><text:s text:c="6"/>"id" =&gt; $id_combat,</text:p>
      <text:p text:style-name="P13"><text:s text:c="3"/>]);</text:p>
      <text:p text:style-name="P13">}</text:p>
      <text:p text:style-name="P3"><text:span text:style-name="T19"/></text:p>
      <text:p text:style-name="P3">f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NDEX,PHP</text:p>
      <text:p text:style-name="P11"><text:soft-page-break/></text:p>
      <text:p text:style-name="P11">&lt;?php</text:p>
      <text:p text:style-name="P11">require_once __DIR__ . '/vendor/autoload.php';</text:p>
      <text:p text:style-name="P11">require "lib.php";</text:p>
      <text:p text:style-name="P11">require "repository.php";</text:p>
      <text:p text:style-name="P11"/>
      <text:p text:style-name="P11">session_start();</text:p>
      <text:p text:style-name="P11">$combattants = getCombattants();</text:p>
      <text:p text:style-name="P11">dump($_SESSION);</text:p>
      <text:p text:style-name="P11"/>
      <text:p text:style-name="P11">// CONTROLLER gestion de la logique</text:p>
      <text:p text:style-name="P11">// Gestion de mon formulaire de création de personnage</text:p>
      <text:p text:style-name="P11">if ($_SERVER["REQUEST_METHOD"] === 'POST' &amp;&amp; isset($_POST["fight"])) {</text:p>
      <text:p text:style-name="P11"><text:s text:c="4"/>list($formErrors, $player, $adversaire) = checkErrorsForm();</text:p>
      <text:p text:style-name="P11"><text:s text:c="4"/>if (empty($formErrors)) {</text:p>
      <text:p text:style-name="P11"><text:s text:c="8"/>if (is_numeric($player["id"])) {</text:p>
      <text:p text:style-name="P11"><text:s text:c="12"/>$player = getCombatant($player["id"]);</text:p>
      <text:p text:style-name="P11"><text:s text:c="8"/>} else {</text:p>
      <text:p text:style-name="P11"><text:s text:c="12"/>$playerExist = getCombatantByName($player["name"]);</text:p>
      <text:p text:style-name="P11"><text:s text:c="12"/>if (!$playerExist) {</text:p>
      <text:p text:style-name="P11"><text:s text:c="16"/>$player = createCombattant($player);</text:p>
      <text:p text:style-name="P11"><text:s text:c="12"/>} else {</text:p>
      <text:p text:style-name="P11"><text:s text:c="16"/>$player = $playerExist;</text:p>
      <text:p text:style-name="P11"><text:s text:c="12"/>}</text:p>
      <text:p text:style-name="P11"><text:s text:c="8"/>}</text:p>
      <text:p text:style-name="P11"/>
      <text:p text:style-name="P11"><text:s text:c="8"/>if (is_numeric($adversaire["id"])) {</text:p>
      <text:p text:style-name="P11"><text:s text:c="12"/>$adversaire = getCombatant($adversaire["id"]);</text:p>
      <text:p text:style-name="P11"><text:s text:c="8"/>} else {</text:p>
      <text:p text:style-name="P11"><text:s text:c="12"/>$adversaireExist = getCombatantByName($adversaire["name"]);</text:p>
      <text:p text:style-name="P11"><text:s text:c="12"/>if (!$adversaireExist) {</text:p>
      <text:p text:style-name="P11"><text:s text:c="16"/>$adversaire = createCombattant($adversaire);</text:p>
      <text:p text:style-name="P11"><text:s text:c="12"/>} else {</text:p>
      <text:p text:style-name="P11"><text:s text:c="16"/>$adversaire = $adversaireExist;</text:p>
      <text:p text:style-name="P11"><text:s text:c="12"/>}</text:p>
      <text:p text:style-name="P11"><text:s text:c="8"/>}</text:p>
      <text:p text:style-name="P11"><text:s text:c="8"/>$_SESSION["id_combat"] = createCombat($player, $adversaire);</text:p>
      <text:p text:style-name="P11"><text:s text:c="8"/>setInfoInSession($player, $adversaire, []);</text:p>
      <text:p text:style-name="P11"><text:s text:c="4"/>};</text:p>
      <text:p text:style-name="P11">}</text:p>
      <text:p text:style-name="P11"/>
      <text:p text:style-name="P11">if ($_SERVER["REQUEST_METHOD"] === 'POST' &amp;&amp; isset($_POST["attaque"])) {</text:p>
      <text:p text:style-name="P11"><text:s text:c="4"/>attaque();</text:p>
      <text:p text:style-name="P11">}</text:p>
      <text:p text:style-name="P11"/>
      <text:p text:style-name="P11"/>
      <text:p text:style-name="P11">if ($_SERVER["REQUEST_METHOD"] === 'POST' &amp;&amp; isset($_POST["soin"])) {</text:p>
      <text:p text:style-name="P11"><text:s text:c="4"/>soin();</text:p>
      <text:p text:style-name="P11">}</text:p>
      <text:p text:style-name="P11"/>
      <text:p text:style-name="P11">if ($_SERVER["REQUEST_METHOD"] === 'POST' &amp;&amp; isset($_POST["restart"])) {</text:p>
      <text:p text:style-name="P11"><text:soft-page-break/><text:s text:c="4"/>removeInfoInSession();</text:p>
      <text:p text:style-name="P10">}</text:p>
      <text:p text:style-name="P10"/>
      <text:p text:style-name="P10"/>
      <text:p text:style-name="P10">// GESTION DE LA VUE</text:p>
      <text:p text:style-name="P11">list($player, $adversaire, $combats) = getInfoInSession();</text:p>
      <text:p text:style-name="P11">$combatIsBegin = $player &amp;&amp; $adversaire;</text:p>
      <text:p text:style-name="P11">$winner = $_SESSION["winner"] ?? null;</text:p>
      <text:p text:style-name="P11">?&gt;</text:p>
      <text:p text:style-name="P11">&lt;html lang="fr"&gt;</text:p>
      <text:p text:style-name="P11"/>
      <text:p text:style-name="P11">&lt;head&gt;</text:p>
      <text:p text:style-name="P11"><text:s text:c="4"/>&lt;title&gt;Battle&lt;/title&gt;</text:p>
      <text:p text:style-name="P11"><text:s text:c="4"/>&lt;link rel="stylesheet" href="public/bootstrap.css"&gt;</text:p>
      <text:p text:style-name="P11"><text:s text:c="4"/>&lt;link rel="stylesheet" href="https://cdnjs.cloudflare.com/ajax/libs/font-awesome/6.4.0/css/all.min.css"&gt;</text:p>
      <text:p text:style-name="P11"><text:s text:c="4"/>&lt;script src="https://cdn.jsdelivr.net/npm/bootstrap@5.3.1/dist/js/bootstrap.bundle.min.js"&gt;&lt;/script&gt;</text:p>
      <text:p text:style-name="P11"><text:s text:c="4"/>&lt;link rel="stylesheet" href="https://cdnjs.cloudflare.com/ajax/libs/animate.css/4.1.1/animate.min.css" /&gt;</text:p>
      <text:p text:style-name="P11"><text:s text:c="4"/>&lt;script src="https://cdnjs.cloudflare.com/ajax/libs/jquery/3.7.0/jquery.min.js" integrity="sha512-3gJwYpMe3QewGELv8k/BX9vcqhryRdzRMxVfq6ngyWXwo03GFEzjsUm8Q7RZcHPHksttq7/GFoxjCVUjkjvPdw==" crossorigin="anonymous" referrerpolicy="no-referrer"&gt;&lt;/script&gt;</text:p>
      <text:p text:style-name="P11">&lt;/head&gt;</text:p>
      <text:p text:style-name="P11"/>
      <text:p text:style-name="P11">&lt;body&gt;</text:p>
      <text:p text:style-name="P11"><text:s text:c="4"/>&lt;div class="container"&gt;</text:p>
      <text:p text:style-name="P11"><text:s text:c="8"/>&lt;audio id="fight-song" src="fight.mp3"&gt;&lt;/audio&gt;</text:p>
      <text:p text:style-name="P11"><text:s text:c="8"/>&lt;audio id="hadoudken-song" src="Haduken.mp3"&gt;&lt;/audio&gt;</text:p>
      <text:p text:style-name="P11"><text:s text:c="8"/>&lt;audio id="fatality-song" src="fatality.mp3"&gt;&lt;/audio&gt;</text:p>
      <text:p text:style-name="P11"><text:s text:c="8"/>&lt;nav class="navbar navbar-expand-lg bg-body-tertiary"&gt;</text:p>
      <text:p text:style-name="P11"><text:s text:c="12"/>&lt;div class="container-fluid"&gt;</text:p>
      <text:p text:style-name="P11"><text:s text:c="16"/>&lt;a class="navbar-brand" href="#"&gt;Battle&lt;/a&gt;</text:p>
      <text:p text:style-name="P11"><text:s text:c="16"/>&lt;button class="navbar-toggler" type="button" data-bs-toggle="collapse" data-bs-target="#navbarSupportedContent" aria-controls="navbarSupportedContent" aria-expanded="false" aria-label="Toggle navigation"&gt;</text:p>
      <text:p text:style-name="P11"><text:s text:c="20"/>&lt;span class="navbar-toggler-icon"&gt;&lt;/span&gt;</text:p>
      <text:p text:style-name="P11"><text:s text:c="16"/>&lt;/button&gt;</text:p>
      <text:p text:style-name="P11"><text:s text:c="16"/>&lt;div class="collapse navbar-collapse" id="navbarSupportedContent"&gt;</text:p>
      <text:p text:style-name="P11"><text:s text:c="20"/>&lt;ul class="navbar-nav me-auto mb-2 mb-lg-0"&gt;</text:p>
      <text:p text:style-name="P11"><text:s text:c="24"/>&lt;li class="nav-item"&gt;</text:p>
      <text:p text:style-name="P11"><text:s text:c="28"/>&lt;a class="nav-link active" aria-current="page" href="statistiques.php"&gt;Statistiques&lt;/a&gt;</text:p>
      <text:p text:style-name="P11"><text:s text:c="24"/>&lt;/li&gt;</text:p>
      <text:p text:style-name="P11"><text:s text:c="20"/>&lt;/ul&gt;</text:p>
      <text:p text:style-name="P11"><text:s text:c="16"/>&lt;/div&gt;</text:p>
      <text:p text:style-name="P11"><text:s text:c="12"/>&lt;/div&gt;</text:p>
      <text:p text:style-name="P11"><text:s text:c="8"/>&lt;/nav&gt;</text:p>
      <text:p text:style-name="P11"><text:s text:c="8"/>&lt;?php if (!$combatIsBegin) { ?&gt;</text:p>
      <text:p text:style-name="P11"><text:s text:c="12"/>&lt;div id="prematch"&gt;</text:p>
      <text:p text:style-name="P11"><text:s text:c="16"/>&lt;form id='formFight' action="index.php" method="post"&gt;</text:p>
      <text:p text:style-name="P11"><text:soft-page-break/><text:s text:c="20"/>&lt;div class="row"&gt;</text:p>
      <text:p text:style-name="P11"><text:s text:c="24"/>Joueur &lt;br&gt;</text:p>
      <text:p text:style-name="P11"><text:s text:c="24"/>&lt;div class="row"&gt;</text:p>
      <text:p text:style-name="P11"><text:s text:c="28"/>&lt;div class="col-6"&gt;</text:p>
      <text:p text:style-name="P11"><text:s text:c="32"/>&lt;label class="form-label"&gt;Sélectionner un joueur existant&lt;/label&gt;</text:p>
      <text:p text:style-name="P11"><text:s text:c="32"/>&lt;select class="form-select" name="player[id]" id="selectPlayer"&gt;</text:p>
      <text:p text:style-name="P11"><text:s text:c="36"/>&lt;option selected value&gt;&lt;/option&gt;</text:p>
      <text:p text:style-name="P11"><text:s text:c="36"/>&lt;?php foreach ($combattants as $combatant) { ?&gt;</text:p>
      <text:p text:style-name="P11"><text:s text:c="40"/>&lt;option value="&lt;?= $combatant['id'] ?&gt;"&gt; &lt;?= $combatant['name'] ?&gt;&lt;/option&gt;</text:p>
      <text:p text:style-name="P11"><text:s text:c="36"/>&lt;?php } ?&gt;</text:p>
      <text:p text:style-name="P11"><text:s text:c="32"/>&lt;/select&gt;</text:p>
      <text:p text:style-name="P11"><text:s text:c="28"/>&lt;/div&gt;</text:p>
      <text:p text:style-name="P11"><text:s text:c="24"/>&lt;/div&gt;</text:p>
      <text:p text:style-name="P11"><text:s text:c="24"/>&lt;div class="row" id="form-player"&gt;</text:p>
      <text:p text:style-name="P11"><text:s text:c="28"/>&lt;div class="col-12 mt-3"&gt;ou créer votre propre joueur&lt;/div&gt;</text:p>
      <text:p text:style-name="P11"><text:s text:c="28"/>&lt;div class="errors"&gt;</text:p>
      <text:p text:style-name="P11"><text:s text:c="32"/>&lt;ul&gt;</text:p>
      <text:p text:style-name="P11"><text:s text:c="36"/>&lt;?php foreach ($formErrors["player"] ?? [] as $error) { ?&gt;</text:p>
      <text:p text:style-name="P11"><text:s text:c="40"/>&lt;li class="text-danger"&gt;&lt;?php echo $error ?&gt;&lt;/li&gt;</text:p>
      <text:p text:style-name="P11"><text:s text:c="36"/>&lt;?php } ?&gt;</text:p>
      <text:p text:style-name="P11"><text:s text:c="32"/>&lt;/ul&gt;</text:p>
      <text:p text:style-name="P11"><text:s text:c="28"/>&lt;/div&gt;</text:p>
      <text:p text:style-name="P11"><text:s text:c="28"/>&lt;div class="col-6"&gt;</text:p>
      <text:p text:style-name="P11"><text:s text:c="32"/>&lt;label class="form-label"&gt;Name&lt;/label&gt;</text:p>
      <text:p text:style-name="P11"><text:s text:c="32"/>&lt;input required type="text" class="form-control" name="player[name]" value="&lt;?php echo $_POST["player"]["name"] ?? "" ?&gt;"&gt;</text:p>
      <text:p text:style-name="P11"><text:s text:c="28"/>&lt;/div&gt;</text:p>
      <text:p text:style-name="P11"><text:s text:c="28"/>&lt;div class="col-6"&gt;</text:p>
      <text:p text:style-name="P11"><text:s text:c="32"/>&lt;label class="form-label"&gt;Attaque&lt;/label&gt;</text:p>
      <text:p text:style-name="P11"><text:s text:c="32"/>&lt;input required type="number" class="form-control &lt;?php echo isset($formErrors["player"]["attaque"]) ? "is-invalid" : "" ?&gt;" name="player[attaque]" value="&lt;?php echo $_POST["player"]["attaque"] ?? "100" ?&gt;"&gt;</text:p>
      <text:p text:style-name="P11"><text:s text:c="28"/>&lt;/div&gt;</text:p>
      <text:p text:style-name="P11"><text:s text:c="28"/>&lt;div class="col-6"&gt;</text:p>
      <text:p text:style-name="P11"><text:s text:c="32"/>&lt;label class="form-label"&gt;Mana&lt;/label&gt;</text:p>
      <text:p text:style-name="P11"><text:s text:c="32"/>&lt;input required type="number" class="form-control &lt;?php echo isset($formErrors["player"]["mana"]) ? "is-invalid" : "" ?&gt;" name="player[mana]" value="&lt;?php echo $_POST["player"]["mana"] ?? "100" ?&gt;"&gt;</text:p>
      <text:p text:style-name="P11"><text:s text:c="28"/>&lt;/div&gt;</text:p>
      <text:p text:style-name="P11"><text:s text:c="28"/>&lt;div class="col-6"&gt;</text:p>
      <text:p text:style-name="P11"><text:s text:c="32"/>&lt;label class="form-label"&gt;Santé&lt;/label&gt;</text:p>
      <text:p text:style-name="P11"><text:s text:c="32"/>&lt;input required type="number" class="form-control &lt;?php echo isset($formErrors["player"]["sante"]) ? "is-invalid" : "" ?&gt;" name="player[sante]" value="&lt;?php echo $_POST["player"]["sante"] ?? "1000" ?&gt;"&gt;</text:p>
      <text:p text:style-name="P11"><text:s text:c="28"/>&lt;/div&gt;</text:p>
      <text:p text:style-name="P11"><text:s text:c="24"/>&lt;/div&gt;</text:p>
      <text:p text:style-name="P11"><text:s text:c="20"/>&lt;/div&gt;</text:p>
      <text:p text:style-name="P11"><text:s text:c="20"/>&lt;hr&gt;</text:p>
      <text:p text:style-name="P11"><text:s text:c="20"/>&lt;div class="row"&gt;</text:p>
      <text:p text:style-name="P11"><text:s text:c="24"/>Adversaire &lt;br&gt;</text:p>
      <text:p text:style-name="P11"><text:soft-page-break/><text:s text:c="24"/>&lt;div class="row"&gt;</text:p>
      <text:p text:style-name="P11"><text:s text:c="28"/>&lt;div class="col-6"&gt;</text:p>
      <text:p text:style-name="P11"><text:s text:c="32"/>&lt;label class="form-label"&gt;Sélectionner un adversaire existant&lt;/label&gt;</text:p>
      <text:p text:style-name="P11"><text:s text:c="32"/>&lt;select class="form-select" name="adversaire[id]" id="selectAdversaire"&gt;</text:p>
      <text:p text:style-name="P11"><text:s text:c="36"/>&lt;option selected value&gt;&lt;/option&gt;</text:p>
      <text:p text:style-name="P11"><text:s text:c="36"/>&lt;?php foreach ($combattants as $combatant) { ?&gt;</text:p>
      <text:p text:style-name="P11"><text:s text:c="40"/>&lt;option value="&lt;?= $combatant['id'] ?&gt;"&gt; &lt;?= $combatant['name'] ?&gt;&lt;/option&gt;</text:p>
      <text:p text:style-name="P11"><text:s text:c="36"/>&lt;?php } ?&gt;</text:p>
      <text:p text:style-name="P11"><text:s text:c="32"/>&lt;/select&gt;</text:p>
      <text:p text:style-name="P11"><text:s text:c="28"/>&lt;/div&gt;</text:p>
      <text:p text:style-name="P11"><text:s text:c="24"/>&lt;/div&gt;</text:p>
      <text:p text:style-name="P11"><text:s text:c="24"/>&lt;div class="row" id="form-adversaire"&gt;</text:p>
      <text:p text:style-name="P11"><text:s text:c="28"/>&lt;div class="col-12 mt-3"&gt;ou créer votre propre adversaire&lt;/div&gt;</text:p>
      <text:p text:style-name="P11"><text:s text:c="28"/>&lt;div class="errors"&gt;</text:p>
      <text:p text:style-name="P11"><text:s text:c="32"/>&lt;ul&gt;</text:p>
      <text:p text:style-name="P11"><text:s text:c="36"/>&lt;?php foreach ($formErrors["adversaire"] ?? [] as $error) { ?&gt;</text:p>
      <text:p text:style-name="P11"><text:s text:c="40"/>&lt;li class="text-danger"&gt;&lt;?php echo $error ?&gt;&lt;/li&gt;</text:p>
      <text:p text:style-name="P11"><text:s text:c="36"/>&lt;?php } ?&gt;</text:p>
      <text:p text:style-name="P11"><text:s text:c="32"/>&lt;/ul&gt;</text:p>
      <text:p text:style-name="P11"><text:s text:c="28"/>&lt;/div&gt;</text:p>
      <text:p text:style-name="P11"><text:s text:c="28"/>&lt;div class="col-6"&gt;</text:p>
      <text:p text:style-name="P11"><text:s text:c="32"/>&lt;label class="form-label"&gt;Name&lt;/label&gt;</text:p>
      <text:p text:style-name="P11"><text:s text:c="32"/>&lt;input required type="text" class="form-control" name="adversaire[name]" value="&lt;?php echo $_POST["adversaire"]["name"] ?? "" ?&gt;"&gt;</text:p>
      <text:p text:style-name="P11"><text:s text:c="28"/>&lt;/div&gt;</text:p>
      <text:p text:style-name="P11"><text:s text:c="28"/>&lt;div class="col-6"&gt;</text:p>
      <text:p text:style-name="P11"><text:s text:c="32"/>&lt;label class="form-label"&gt;Attaque&lt;/label&gt;</text:p>
      <text:p text:style-name="P11"><text:s text:c="32"/>&lt;input required type="number" class="form-control &lt;?php echo isset($formErrors["adversaire"]["attaque"]) ? "is-invalid" : "" ?&gt;" name="adversaire[attaque]" value="&lt;?php echo $_POST["adversaire"]["attaque"] ?? "100" ?&gt;"&gt;</text:p>
      <text:p text:style-name="P11"><text:s text:c="28"/>&lt;/div&gt;</text:p>
      <text:p text:style-name="P11"><text:s text:c="28"/>&lt;div class="col-6"&gt;</text:p>
      <text:p text:style-name="P11"><text:s text:c="32"/>&lt;label class="form-label"&gt;Mana&lt;/label&gt;</text:p>
      <text:p text:style-name="P11"><text:s text:c="32"/>&lt;input required type="number" class="form-control &lt;?php echo isset($formErrors["adversaire"]["mana"]) ? "is-invalid" : "" ?&gt;" name="adversaire[mana]" value="&lt;?php echo $_POST["adversaire"]["mana"] ?? "100" ?&gt;"&gt;</text:p>
      <text:p text:style-name="P11"><text:s text:c="28"/>&lt;/div&gt;</text:p>
      <text:p text:style-name="P11"><text:s text:c="28"/>&lt;div class=" col-6"&gt;</text:p>
      <text:p text:style-name="P11"><text:s text:c="32"/>&lt;label class="form-label"&gt;Santé&lt;/label&gt;</text:p>
      <text:p text:style-name="P11"><text:s text:c="32"/>&lt;input required type="number" class="form-control &lt;?php echo isset($formErrors["adversaire"]["sante"]) ? "is-invalid" : "" ?&gt;" name="adversaire[sante]" value="&lt;?php echo $_POST["adversaire"]["sante"] ?? "1000" ?&gt;"&gt;</text:p>
      <text:p text:style-name="P11"><text:s text:c="28"/>&lt;/div&gt;</text:p>
      <text:p text:style-name="P11"><text:s text:c="24"/>&lt;/div&gt;</text:p>
      <text:p text:style-name="P11"><text:s text:c="20"/>&lt;/div&gt;</text:p>
      <text:p text:style-name="P11"><text:s text:c="20"/>&lt;div class="row mt-2"&gt;</text:p>
      <text:p text:style-name="P11"><text:s text:c="24"/>&lt;div class="d-flex justify-content-center"&gt;</text:p>
      <text:p text:style-name="P11"><text:s text:c="28"/>&lt;input class="btn btn-outline-primary" name="fight" type="submit" value="FIGHT"&gt;</text:p>
      <text:p text:style-name="P11"><text:s text:c="24"/>&lt;/div&gt;</text:p>
      <text:p text:style-name="P11"><text:soft-page-break/><text:s text:c="20"/>&lt;/div&gt;</text:p>
      <text:p text:style-name="P11"><text:s text:c="16"/>&lt;/form&gt;</text:p>
      <text:p text:style-name="P11"><text:s text:c="12"/>&lt;/div&gt;</text:p>
      <text:p text:style-name="P11"><text:s text:c="8"/>&lt;?php } else { ?&gt;</text:p>
      <text:p text:style-name="P11"><text:s text:c="12"/>&lt;div id="match" class="row gx-5"&gt;</text:p>
      <text:p text:style-name="P11"><text:s text:c="16"/>&lt;h2&gt;Match&lt;/h2&gt;</text:p>
      <text:p text:style-name="P11"><text:s text:c="16"/>&lt;div class="col-6 "&gt;</text:p>
      <text:p text:style-name="P11"><text:s text:c="20"/>&lt;div class="position-relative float-end"&gt;</text:p>
      <text:p text:style-name="P11"><text:s text:c="24"/>&lt;img id="player" src="https://api.dicebear.com/6.x/lorelei/svg?flip=false&amp;seed=&lt;?php echo $player["name"] ?&gt;" alt="Avatar" class="avatar float-end"&gt;</text:p>
      <text:p text:style-name="P11"><text:s text:c="24"/>&lt;span class="position-absolute top-0 start-100 translate-middle badge rounded-pill bg-danger"&gt;</text:p>
      <text:p text:style-name="P11"><text:s text:c="28"/>&lt;?php echo $player["sante"] ?&gt;</text:p>
      <text:p text:style-name="P11"><text:s text:c="24"/>&lt;/span&gt;</text:p>
      <text:p text:style-name="P11"><text:s text:c="24"/>&lt;ul&gt;</text:p>
      <text:p text:style-name="P11"><text:s text:c="28"/>&lt;li&gt;Name : &lt;?php echo $player["name"] ?&gt;&lt;/li&gt;</text:p>
      <text:p text:style-name="P11"><text:s text:c="28"/>&lt;li&gt;Attaque : &lt;?php echo $player["attaque"] ?&gt;&lt;/li&gt;</text:p>
      <text:p text:style-name="P11"><text:s text:c="28"/>&lt;li&gt;Mana : &lt;?php echo $player["mana"] ?&gt;&lt;/li&gt;</text:p>
      <text:p text:style-name="P11"><text:s text:c="24"/>&lt;/ul&gt;</text:p>
      <text:p text:style-name="P11"><text:s text:c="20"/>&lt;/div&gt;</text:p>
      <text:p text:style-name="P11"><text:s text:c="16"/>&lt;/div&gt;</text:p>
      <text:p text:style-name="P11"><text:s text:c="16"/>&lt;div class="col-6"&gt;</text:p>
      <text:p text:style-name="P11"><text:s text:c="20"/>&lt;div class="position-relative float-start"&gt;</text:p>
      <text:p text:style-name="P11"><text:s text:c="24"/>&lt;img id="adversaire" src="https://api.dicebear.com/6.x/lorelei/svg?flip=true&amp;seed=&lt;?php echo $adversaire["name"] ?&gt;" alt="Avatar" class="avatar"&gt;</text:p>
      <text:p text:style-name="P11"><text:s text:c="24"/>&lt;span class="position-absolute top-0 start-0 translate-middle badge rounded-pill bg-danger"&gt;</text:p>
      <text:p text:style-name="P11"><text:s text:c="28"/>&lt;?php echo $adversaire["sante"] ?&gt;</text:p>
      <text:p text:style-name="P11"><text:s text:c="24"/>&lt;/span&gt;</text:p>
      <text:p text:style-name="P11"><text:s text:c="24"/>&lt;ul&gt;</text:p>
      <text:p text:style-name="P11"><text:s text:c="28"/>&lt;li&gt;Name : &lt;?php echo $adversaire["name"] ?&gt;&lt;/li&gt;</text:p>
      <text:p text:style-name="P11"><text:s text:c="28"/>&lt;li&gt;Attaque : &lt;?php echo $adversaire["attaque"] ?&gt;&lt;/li&gt;</text:p>
      <text:p text:style-name="P11"><text:s text:c="28"/>&lt;li&gt;Mana : &lt;?php echo $adversaire["mana"] ?&gt;&lt;/li&gt;</text:p>
      <text:p text:style-name="P11"><text:s text:c="24"/>&lt;/ul&gt;</text:p>
      <text:p text:style-name="P11"><text:s text:c="20"/>&lt;/div&gt;</text:p>
      <text:p text:style-name="P11"><text:s text:c="16"/>&lt;/div&gt;</text:p>
      <text:p text:style-name="P11"><text:s text:c="16"/>&lt;div id="combats"&gt;</text:p>
      <text:p text:style-name="P11"><text:s text:c="20"/>&lt;h2&gt;Combat&lt;/h2&gt;</text:p>
      <text:p text:style-name="P11"><text:s text:c="20"/>&lt;ul style="max-height: 300px; overflow: auto"&gt;</text:p>
      <text:p text:style-name="P11"><text:s text:c="24"/>&lt;?php foreach (array_reverse($combats) ?? [] as $combat) { ?&gt;</text:p>
      <text:p text:style-name="P11"><text:s text:c="28"/>&lt;li&gt;</text:p>
      <text:p text:style-name="P11"><text:s text:c="32"/>&lt;i class="fa-solid fa-khanda p-1"&gt;&lt;/i&gt;&lt;?php echo $combat ?&gt;</text:p>
      <text:p text:style-name="P11"><text:s text:c="28"/>&lt;/li&gt;</text:p>
      <text:p text:style-name="P11"><text:s text:c="24"/>&lt;?php } ?&gt;</text:p>
      <text:p text:style-name="P11"><text:s text:c="20"/>&lt;/ul&gt;</text:p>
      <text:p text:style-name="P11"><text:s text:c="20"/>&lt;?php if (!$winner) { ?&gt;</text:p>
      <text:p text:style-name="P11"><text:s text:c="24"/>&lt;form id='actionForm' action="index.php" method="post"&gt;</text:p>
      <text:p text:style-name="P11"><text:s text:c="28"/>&lt;div class="d-flex justify-content-center"&gt;</text:p>
      <text:p text:style-name="P11"><text:s text:c="32"/>&lt;input class="btn btn-outline-danger" name="attaque" type="submit" value="Attaquer"&gt;</text:p>
      <text:p text:style-name="P11"><text:soft-page-break/><text:s text:c="32"/>&lt;input class="btn btn-outline-success" name="soin" type="submit" value="Se soigner"&gt;</text:p>
      <text:p text:style-name="P11"><text:s text:c="28"/>&lt;/div&gt;</text:p>
      <text:p text:style-name="P11"><text:s text:c="28"/>&lt;div class="d-flex justify-content-center"&gt;</text:p>
      <text:p text:style-name="P11"><text:s text:c="32"/>&lt;input class="btn btn-outline-warning" name="restart" type="submit" value="Stopper le combat"&gt;</text:p>
      <text:p text:style-name="P11"><text:s text:c="28"/>&lt;/div&gt;</text:p>
      <text:p text:style-name="P11"><text:s text:c="24"/>&lt;/form&gt;</text:p>
      <text:p text:style-name="P11"><text:s text:c="20"/>&lt;?php } ?&gt;</text:p>
      <text:p text:style-name="P11"><text:s text:c="16"/>&lt;/div&gt;</text:p>
      <text:p text:style-name="P11"><text:s text:c="16"/>&lt;?php if ($winner) { ?&gt;</text:p>
      <text:p text:style-name="P11"><text:s text:c="20"/>&lt;div id="Resultats"&gt;</text:p>
      <text:p text:style-name="P11"><text:s text:c="24"/>&lt;h1&gt;Résultat&lt;/h1&gt;</text:p>
      <text:p text:style-name="P11"><text:s text:c="24"/>&lt;?php echo $winner ?&gt; est le vainqueur !</text:p>
      <text:p text:style-name="P11"><text:s text:c="24"/>&lt;form class="d-flex justify-content-center" action="" method="post"&gt;</text:p>
      <text:p text:style-name="P11"><text:s text:c="28"/>&lt;input class="btn btn-outline-warning" name="restart" type="submit" value="Nouveau combat"&gt;</text:p>
      <text:p text:style-name="P11"><text:s text:c="24"/>&lt;/form&gt;</text:p>
      <text:p text:style-name="P11"><text:s text:c="20"/>&lt;/div&gt;</text:p>
      <text:p text:style-name="P11"><text:s text:c="16"/>&lt;?php } ?&gt;</text:p>
      <text:p text:style-name="P11"><text:s text:c="12"/>&lt;/div&gt;</text:p>
      <text:p text:style-name="P11"><text:s text:c="8"/>&lt;?php } ?&gt;</text:p>
      <text:p text:style-name="P11"><text:s text:c="4"/>&lt;/div&gt;</text:p>
      <text:p text:style-name="P11"><text:s text:c="4"/>&lt;script&gt;</text:p>
      <text:p text:style-name="P11"><text:s text:c="8"/>document.addEventListener("DOMContentLoaded", function() {</text:p>
      <text:p text:style-name="P11"><text:s text:c="12"/>let submitFight = document.querySelector("[name=fight]");</text:p>
      <text:p text:style-name="P11"><text:s text:c="12"/>let alreadyPlaySongFight = false;</text:p>
      <text:p text:style-name="P11"><text:s text:c="12"/>if (submitFight) {</text:p>
      <text:p text:style-name="P11"><text:s text:c="16"/>submitFight.addEventListener("click", function(event) {</text:p>
      <text:p text:style-name="P11"><text:s text:c="20"/>if (alreadyPlaySongFight)</text:p>
      <text:p text:style-name="P11"><text:s text:c="24"/>return true;</text:p>
      <text:p text:style-name="P11"><text:s text:c="20"/>event.preventDefault();</text:p>
      <text:p text:style-name="P11"><text:s text:c="20"/>submitFight.classList.add("animate__animated");</text:p>
      <text:p text:style-name="P11"><text:s text:c="20"/>submitFight.classList.add("animate__rubberBand");</text:p>
      <text:p text:style-name="P11"><text:s text:c="20"/>setTimeout(function() {</text:p>
      <text:p text:style-name="P11"><text:s text:c="24"/>submitFight.classList.remove("animate__rubberBand");</text:p>
      <text:p text:style-name="P11"><text:s text:c="20"/>}, 1000);</text:p>
      <text:p text:style-name="P11"><text:s text:c="20"/>let fight_song = document.getElementById("fight-song");</text:p>
      <text:p text:style-name="P11"><text:s text:c="20"/>fight_song.play();</text:p>
      <text:p text:style-name="P11"><text:s text:c="20"/>alreadyPlaySongFight = true;</text:p>
      <text:p text:style-name="P11"><text:s text:c="20"/>setTimeout(function() {</text:p>
      <text:p text:style-name="P11"><text:s text:c="24"/>submitFight.click();</text:p>
      <text:p text:style-name="P11"><text:s text:c="20"/>}, 500);</text:p>
      <text:p text:style-name="P11"><text:s text:c="16"/>})</text:p>
      <text:p text:style-name="P11"><text:s text:c="12"/>}</text:p>
      <text:p text:style-name="P11"/>
      <text:p text:style-name="P11"><text:s text:c="12"/>let submitAttaque = document.querySelector("[name=attaque]");</text:p>
      <text:p text:style-name="P11"><text:s text:c="12"/>let alreadyPlaySong = false;</text:p>
      <text:p text:style-name="P11"><text:s text:c="12"/>if (submitAttaque) {</text:p>
      <text:p text:style-name="P11"><text:s text:c="16"/>submitAttaque.addEventListener("click", function(event) {</text:p>
      <text:p text:style-name="P11"><text:s text:c="20"/>if (alreadyPlaySong)</text:p>
      <text:p text:style-name="P11"><text:soft-page-break/><text:s text:c="24"/>return true;</text:p>
      <text:p text:style-name="P11"><text:s text:c="20"/>event.preventDefault();</text:p>
      <text:p text:style-name="P11"><text:s text:c="20"/>let player = document.querySelector("#player")</text:p>
      <text:p text:style-name="P11"><text:s text:c="20"/>let adversaire = document.querySelector("#adversaire")</text:p>
      <text:p text:style-name="P11"><text:s text:c="20"/>player.classList.add("animate__animated");</text:p>
      <text:p text:style-name="P11"><text:s text:c="20"/>player.classList.add("animate__rubberBand");</text:p>
      <text:p text:style-name="P11"><text:s text:c="20"/>adversaire.classList.add("bc-red");</text:p>
      <text:p text:style-name="P11"><text:s text:c="20"/>submitAttaque.classList.add("animate__animated");</text:p>
      <text:p text:style-name="P11"><text:s text:c="20"/>submitAttaque.classList.add("animate__rubberBand");</text:p>
      <text:p text:style-name="P11"><text:s text:c="20"/>setTimeout(function() {</text:p>
      <text:p text:style-name="P11"><text:s text:c="24"/>submitAttaque.classList.remove("animate__rubberBand");</text:p>
      <text:p text:style-name="P11"><text:s text:c="24"/>player.classList.remove("animate__rubberBand");</text:p>
      <text:p text:style-name="P11"><text:s text:c="24"/>adversaire.classList.remove("bc-red");</text:p>
      <text:p text:style-name="P11"><text:s text:c="20"/>}, 1000);</text:p>
      <text:p text:style-name="P11"><text:s text:c="20"/>let hadouken_song = document.getElementById("hadoudken-song");</text:p>
      <text:p text:style-name="P11"><text:s text:c="20"/>hadouken_song.play();</text:p>
      <text:p text:style-name="P11"><text:s text:c="20"/>alreadyPlaySong = true;</text:p>
      <text:p text:style-name="P11"><text:s text:c="20"/>setTimeout(function() {</text:p>
      <text:p text:style-name="P11"><text:s text:c="24"/>submitAttaque.click();</text:p>
      <text:p text:style-name="P11"><text:s text:c="20"/>}, 1000);</text:p>
      <text:p text:style-name="P11"><text:s text:c="16"/>})</text:p>
      <text:p text:style-name="P11"><text:s text:c="12"/>}</text:p>
      <text:p text:style-name="P11"/>
      <text:p text:style-name="P11"><text:s text:c="12"/>let submitRestart = document.querySelector("[name=restart]");</text:p>
      <text:p text:style-name="P11"><text:s text:c="12"/>let alreadyPlaySongRestart = false;</text:p>
      <text:p text:style-name="P11"><text:s text:c="12"/>if (submitRestart) {</text:p>
      <text:p text:style-name="P11"><text:s text:c="16"/>submitRestart.addEventListener("click", function(event) {</text:p>
      <text:p text:style-name="P11"><text:s text:c="20"/>if (alreadyPlaySongRestart)</text:p>
      <text:p text:style-name="P11"><text:s text:c="24"/>return true;</text:p>
      <text:p text:style-name="P11"><text:s text:c="20"/>event.preventDefault();</text:p>
      <text:p text:style-name="P11"><text:s text:c="20"/>let fatality_song = document.getElementById("fatality-song");</text:p>
      <text:p text:style-name="P11"><text:s text:c="20"/>fatality_song.play();</text:p>
      <text:p text:style-name="P11"><text:s text:c="20"/>alreadyPlaySongRestart = true;</text:p>
      <text:p text:style-name="P11"><text:s text:c="20"/>setTimeout(function() {</text:p>
      <text:p text:style-name="P11"><text:s text:c="24"/>submitRestart.click();</text:p>
      <text:p text:style-name="P11"><text:s text:c="20"/>}, 2000);</text:p>
      <text:p text:style-name="P11"><text:s text:c="16"/>})</text:p>
      <text:p text:style-name="P11"><text:s text:c="12"/>}</text:p>
      <text:p text:style-name="P11"/>
      <text:p text:style-name="P11"/>
      <text:p text:style-name="P11"/>
      <text:p text:style-name="P11"><text:s text:c="12"/>// gestion <text:s/>des formulaire</text:p>
      <text:p text:style-name="P11"><text:s text:c="12"/>let $selectPlayer = $('#selectPlayer');</text:p>
      <text:p text:style-name="P11"><text:s text:c="12"/>let $selectAdversaire = $('#selectAdversaire');</text:p>
      <text:p text:style-name="P11"><text:s text:c="12"/>let $formPlayer = $('#form-player');</text:p>
      <text:p text:style-name="P11"><text:s text:c="12"/>let $formAdversaire = $('#form-adversaire')</text:p>
      <text:p text:style-name="P11"><text:s text:c="12"/>$selectPlayer.on("change", () =&gt; {</text:p>
      <text:p text:style-name="P11"><text:s text:c="16"/>let value_select = $selectPlayer.val();</text:p>
      <text:p text:style-name="P11"><text:s text:c="16"/>if (value_select === "") {</text:p>
      <text:p text:style-name="P11"><text:s text:c="20"/>$formPlayer.show();</text:p>
      <text:p text:style-name="P11"><text:s text:c="20"/>$formPlayer.find("input").prop("required", true);</text:p>
      <text:p text:style-name="P11"><text:soft-page-break/><text:s text:c="16"/>} else {</text:p>
      <text:p text:style-name="P11"><text:s text:c="20"/>$formPlayer.hide();</text:p>
      <text:p text:style-name="P11"><text:s text:c="20"/>$formPlayer.find("[required]").prop("required", false);</text:p>
      <text:p text:style-name="P11"><text:s text:c="16"/>}</text:p>
      <text:p text:style-name="P11"><text:s text:c="12"/>})</text:p>
      <text:p text:style-name="P11"/>
      <text:p text:style-name="P11"><text:s text:c="12"/>$selectAdversaire.on("change", () =&gt; {</text:p>
      <text:p text:style-name="P11"><text:s text:c="16"/>let value_select = $selectAdversaire.val();</text:p>
      <text:p text:style-name="P11"><text:s text:c="16"/>if (value_select === "") {</text:p>
      <text:p text:style-name="P11"><text:s text:c="20"/>$formAdversaire.show();</text:p>
      <text:p text:style-name="P11"><text:s text:c="20"/>$formAdversaire.find("input").prop("required", true);</text:p>
      <text:p text:style-name="P11"><text:s text:c="16"/>} else {</text:p>
      <text:p text:style-name="P11"><text:s text:c="20"/>$formAdversaire.hide();</text:p>
      <text:p text:style-name="P11"><text:s text:c="20"/>$formAdversaire.find("[required]").prop("required", false);</text:p>
      <text:p text:style-name="P11"><text:s text:c="16"/>}</text:p>
      <text:p text:style-name="P11"><text:s text:c="12"/>})</text:p>
      <text:p text:style-name="P11"/>
      <text:p text:style-name="P11"><text:s text:c="8"/>});</text:p>
      <text:p text:style-name="P11"><text:s text:c="4"/>&lt;/script&gt;</text:p>
      <text:p text:style-name="P11"><text:s text:c="4"/>&lt;style&gt;</text:p>
      <text:p text:style-name="P11"><text:s text:c="8"/>.avatar {</text:p>
      <text:p text:style-name="P11"><text:s text:c="12"/>vertical-align: middle;</text:p>
      <text:p text:style-name="P11"><text:s text:c="12"/>width: 100px;</text:p>
      <text:p text:style-name="P11"><text:s text:c="12"/>border-radius: 50%;</text:p>
      <text:p text:style-name="P11"><text:s text:c="8"/>}</text:p>
      <text:p text:style-name="P11"/>
      <text:p text:style-name="P11"><text:s text:c="8"/>.bc-red {</text:p>
      <text:p text:style-name="P11"><text:s text:c="12"/>background-color: red;</text:p>
      <text:p text:style-name="P11"><text:s text:c="8"/>}</text:p>
      <text:p text:style-name="P11"><text:s text:c="4"/>&lt;/style&gt;</text:p>
      <text:p text:style-name="P11">&lt;/body&gt;</text:p>
      <text:p text:style-name="P11"/>
      <text:p text:style-name="P11">&lt;/html&gt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2">,LIB</text:p>
      <text:p text:style-name="P12"/>
      <text:p text:style-name="P12"/>
      <text:p text:style-name="P13">&lt;?php</text:p>
      <text:p text:style-name="P13"/>
      <text:p text:style-name="P13">function getInfoInSession(): array</text:p>
      <text:p text:style-name="P13">{</text:p>
      <text:p text:style-name="P13"><text:s text:c="4"/>$player = $_SESSION["player"] ?? null;</text:p>
      <text:p text:style-name="P13"><text:s text:c="4"/>$adversaire = $_SESSION["adversaire"] ?? null;</text:p>
      <text:p text:style-name="P13"><text:s text:c="4"/>$combats = $_SESSION["combats"] ?? null;</text:p>
      <text:p text:style-name="P13"><text:s text:c="4"/>return [$player, $adversaire, $combats];</text:p>
      <text:p text:style-name="P13">}</text:p>
      <text:p text:style-name="P13"/>
      <text:p text:style-name="P13">function setInfoInSession(?array $player, ?array $adversaire, ?array $combat): void</text:p>
      <text:p text:style-name="P13">{</text:p>
      <text:p text:style-name="P13"><text:s text:c="4"/>$_SESSION["player"] = $player;</text:p>
      <text:p text:style-name="P13"><text:s text:c="4"/>$_SESSION["adversaire"] = $adversaire;</text:p>
      <text:p text:style-name="P13"><text:s text:c="4"/>$_SESSION["combats"] = $combat;</text:p>
      <text:p text:style-name="P13"><text:s text:c="4"/>updateCombat($combat, $_SESSION["id_combat"]);</text:p>
      <text:p text:style-name="P13">}</text:p>
      <text:p text:style-name="P13"/>
      <text:p text:style-name="P13">function comnbatLog(string $c, string $w): array</text:p>
      <text:p text:style-name="P13">{</text:p>
      <text:p text:style-name="P13"><text:s text:c="4"/>$_logCombat = ["fight" =&gt; $c];</text:p>
      <text:p text:style-name="P13"/>
      <text:p text:style-name="P13"><text:s text:c="4"/>if ($w != "" &amp;&amp; <text:s/>!empty($c)) {</text:p>
      <text:p text:style-name="P13"><text:s text:c="8"/>$_SESSION["logCombat"] = $_logCombat;</text:p>
      <text:p text:style-name="P13"><text:s text:c="4"/>}</text:p>
      <text:p text:style-name="P13"><text:s text:c="4"/>return $_SESSION["logCombat"];</text:p>
      <text:p text:style-name="P13">}</text:p>
      <text:p text:style-name="P13"/>
      <text:p text:style-name="P13">function removeInfoInSession(): void</text:p>
      <text:p text:style-name="P13">{</text:p>
      <text:p text:style-name="P13"><text:s text:c="4"/>session_destroy();</text:p>
      <text:p text:style-name="P13"><text:s text:c="4"/>$_SESSION = [];</text:p>
      <text:p text:style-name="P13">}</text:p>
      <text:p text:style-name="P13"/>
      <text:p text:style-name="P13">function checkErrorsForm(): array</text:p>
      <text:p text:style-name="P13">{</text:p>
      <text:p text:style-name="P13"><text:s text:c="4"/>$formErrors = [];</text:p>
      <text:p text:style-name="P13"><text:s text:c="4"/>$player = $_POST['player'];</text:p>
      <text:p text:style-name="P13"><text:s text:c="4"/>$adversaire = $_POST['adversaire'];</text:p>
      <text:p text:style-name="P13"><text:s text:c="4"/>$player["name"] = trim($player["name"]);</text:p>
      <text:p text:style-name="P13"><text:s text:c="4"/>$player["sante"] = intval($player["sante"]);</text:p>
      <text:p text:style-name="P13"><text:s text:c="4"/>$player["mana"] = intval($player["mana"]);</text:p>
      <text:p text:style-name="P13"><text:s text:c="4"/>$player["attaque"] = intval($player["attaque"]);</text:p>
      <text:p text:style-name="P13"><text:s text:c="4"/>$player["initial_life"] = $player["sante"];</text:p>
      <text:p text:style-name="P13"><text:s text:c="4"/>$adversaire["name"] = trim($adversaire["name"]);</text:p>
      <text:p text:style-name="P13"><text:s text:c="4"/>$adversaire["sante"] = intval($adversaire["sante"]);</text:p>
      <text:p text:style-name="P13"><text:s text:c="4"/>$adversaire["mana"] = intval($adversaire["mana"]);</text:p>
      <text:p text:style-name="P13"><text:s text:c="4"/>$adversaire["attaque"] = intval($adversaire["attaque"]);</text:p>
      <text:p text:style-name="P13"><text:soft-page-break/><text:s text:c="4"/>$adversaire["initial_life"] = $adversaire["sante"];</text:p>
      <text:p text:style-name="P13"/>
      <text:p text:style-name="P13"><text:s text:c="4"/>$format = '%s %s doit être superieur à %d.';</text:p>
      <text:p text:style-name="P13"><text:s text:c="4"/>if ($player["attaque"] &lt;= 0) {</text:p>
      <text:p text:style-name="P13"><text:s text:c="8"/>$formErrors['player']['attaque'] = sprintf($format, "L'attaque", "du joueur", 0);</text:p>
      <text:p text:style-name="P13"><text:s text:c="4"/>}</text:p>
      <text:p text:style-name="P13"><text:s text:c="4"/>if ($player["mana"] &lt;= 0) {</text:p>
      <text:p text:style-name="P13"><text:s text:c="8"/>$formErrors['player']["mana"] = sprintf($format, "Le mana", "du joueur", 0);</text:p>
      <text:p text:style-name="P13"><text:s text:c="4"/>}</text:p>
      <text:p text:style-name="P13"><text:s text:c="4"/>if ($player["sante"] &lt;= 0) {</text:p>
      <text:p text:style-name="P13"><text:s text:c="8"/>$formErrors['player']["sante"] = sprintf($format, "La santé", "du joueur", 0);</text:p>
      <text:p text:style-name="P13"><text:s text:c="4"/>}</text:p>
      <text:p text:style-name="P13"/>
      <text:p text:style-name="P13"><text:s text:c="4"/>if ($adversaire["attaque"] &lt;= 0) {</text:p>
      <text:p text:style-name="P13"><text:s text:c="8"/>$formErrors['adversaire']["attaque"] = sprintf($format, "L'attaque", "de l'adversaire", 0);</text:p>
      <text:p text:style-name="P13"><text:s text:c="4"/>}</text:p>
      <text:p text:style-name="P13"><text:s text:c="4"/>if ($adversaire["mana"] &lt;= 0) {</text:p>
      <text:p text:style-name="P13"><text:s text:c="8"/>$formErrors['adversaire']["mana"] = sprintf($format, "Le mana", "de l'adversaire", 0);</text:p>
      <text:p text:style-name="P13"><text:s text:c="4"/>}</text:p>
      <text:p text:style-name="P13"><text:s text:c="4"/>if ($adversaire["sante"] &lt;= 0) {</text:p>
      <text:p text:style-name="P13"><text:s text:c="8"/>$formErrors['adversaire']["sante"] = sprintf($format, "La santé", "de l'adversaire", 0);</text:p>
      <text:p text:style-name="P13"><text:s text:c="4"/>}</text:p>
      <text:p text:style-name="P13"/>
      <text:p text:style-name="P13"><text:s text:c="4"/>return [$formErrors, $player, $adversaire];</text:p>
      <text:p text:style-name="P13">}</text:p>
      <text:p text:style-name="P13"/>
      <text:p text:style-name="P13">function attaque()</text:p>
      <text:p text:style-name="P13">{</text:p>
      <text:p text:style-name="P13"><text:s text:c="4"/>// getInfo</text:p>
      <text:p text:style-name="P13"><text:s text:c="4"/>list($player, $adversaire, $combats) = getInfoInSession();</text:p>
      <text:p text:style-name="P13"/>
      <text:p text:style-name="P13"><text:s text:c="4"/>// Jutilise max pour ne pas descendre la vie en dessous de zero</text:p>
      <text:p text:style-name="P13"><text:s text:c="4"/>$adversaire['sante'] = max(0, $adversaire['sante'] - $player["attaque"]);</text:p>
      <text:p text:style-name="P13"><text:s text:c="4"/>$combats[] = $player["name"] . " attaque " . $adversaire["name"] . " et lui inflige " . $player["attaque"] . " de degats.";</text:p>
      <text:p text:style-name="P13"><text:s text:c="4"/>setInfoInSession($player, $adversaire, $combats);</text:p>
      <text:p text:style-name="P13"/>
      <text:p text:style-name="P13"><text:s text:c="4"/>// Si l'adversaire n'est pas mort le faire riposter</text:p>
      <text:p text:style-name="P13"><text:s text:c="4"/>if ($adversaire["sante"] &lt;= 0) {</text:p>
      <text:p text:style-name="P13"><text:s text:c="8"/>$combats[] = $player["name"] . " a tué " . $adversaire["name"] . " c'est la fin de la partie";</text:p>
      <text:p text:style-name="P13"><text:s text:c="8"/>setInfoInSession($player, $adversaire, $combats);</text:p>
      <text:p text:style-name="P13"><text:s text:c="8"/>$_SESSION["winner"] = $player["name"];</text:p>
      <text:p text:style-name="P13"><text:s text:c="4"/>} else {</text:p>
      <text:p text:style-name="P13"><text:s text:c="8"/>adversaireAction();</text:p>
      <text:p text:style-name="P13"><text:s text:c="4"/>}</text:p>
      <text:p text:style-name="P13">}</text:p>
      <text:p text:style-name="P13"/>
      <text:p text:style-name="P13">function adversaireAction()</text:p>
      <text:p text:style-name="P13">{</text:p>
      <text:p text:style-name="P13"><text:s text:c="4"/>list($player, $adversaire, $combats) = getInfoInSession();</text:p>
      <text:p text:style-name="P13"/>
      <text:p text:style-name="P13"><text:s text:c="4"/>$random = rand(0, 100);</text:p>
      <text:p text:style-name="P13"><text:soft-page-break/><text:s text:c="4"/>// 25% de chance de se soigner s'il reste de la mana</text:p>
      <text:p text:style-name="P13"><text:s text:c="4"/>if ($random &lt;= 25 &amp;&amp; $adversaire["mana"] &gt; 0) {</text:p>
      <text:p text:style-name="P13"><text:s text:c="8"/>$soin = round(25 / 100 * $adversaire['initial_life']);</text:p>
      <text:p text:style-name="P13"><text:s text:c="8"/>$adversaire['sante'] = min($adversaire["initial_life"], $adversaire['sante'] + $soin);</text:p>
      <text:p text:style-name="P13"><text:s text:c="8"/>$adversaire["mana"] -= 25;</text:p>
      <text:p text:style-name="P13"><text:s text:c="8"/>$combats[] = $adversaire["name"] . " se soigne et restaure " . $soin . " points de vie.";</text:p>
      <text:p text:style-name="P13"><text:s text:c="8"/>$combatWinner = $adversaire["name"];</text:p>
      <text:p text:style-name="P13"><text:s text:c="4"/>} // sinon on attaque</text:p>
      <text:p text:style-name="P13"><text:s text:c="4"/>else {</text:p>
      <text:p text:style-name="P13"><text:s text:c="8"/>$player['sante'] = max(0, $player['sante'] - $adversaire["attaque"]);</text:p>
      <text:p text:style-name="P13"><text:s text:c="8"/>$combats[] = $adversaire["name"] . " attaque " . $player["name"] . " et lui inflige " . $adversaire["attaque"] . " de degats.";</text:p>
      <text:p text:style-name="P13"/>
      <text:p text:style-name="P13"><text:s text:c="8"/>if ($player["sante"] &lt;= 0) {</text:p>
      <text:p text:style-name="P13"><text:s text:c="12"/>$combats[] = $adversaire["name"] . " a tué " . $player["name"] . " c'est la fin de la partie";</text:p>
      <text:p text:style-name="P13"><text:s text:c="12"/>setInfoInSession($player, $adversaire, $combats);</text:p>
      <text:p text:style-name="P13"><text:s text:c="12"/>$_SESSION["winner"] = $adversaire["name"];</text:p>
      <text:p text:style-name="P13"><text:s text:c="8"/>}</text:p>
      <text:p text:style-name="P13"><text:s text:c="4"/>}</text:p>
      <text:p text:style-name="P13"/>
      <text:p text:style-name="P13"><text:s text:c="4"/>setInfoInSession($player, $adversaire, $combats);</text:p>
      <text:p text:style-name="P13">}</text:p>
      <text:p text:style-name="P13"/>
      <text:p text:style-name="P13">function soin()</text:p>
      <text:p text:style-name="P13">{</text:p>
      <text:p text:style-name="P13"><text:s text:c="4"/>list($player, $adversaire, $combats) = getInfoInSession();</text:p>
      <text:p text:style-name="P13"/>
      <text:p text:style-name="P13"><text:s text:c="4"/>$soin = round(25 / 100 * $player['initial_life']);</text:p>
      <text:p text:style-name="P13"><text:s text:c="4"/>// je ne peux pas me soigner plus que ma vie du départ.</text:p>
      <text:p text:style-name="P13"><text:s text:c="4"/>$player['sante'] = min($player["initial_life"], $player['sante'] + $soin);</text:p>
      <text:p text:style-name="P13"><text:s text:c="4"/>$player["mana"] -= 25;</text:p>
      <text:p text:style-name="P13"><text:s text:c="4"/>$combats[] = $player["name"] . " se soigne et restaure " . $soin . " points de vie.";</text:p>
      <text:p text:style-name="P13"><text:s text:c="4"/>setInfoInSession($player, $adversaire, $combats);</text:p>
      <text:p text:style-name="P13"/>
      <text:p text:style-name="P13"><text:s text:c="4"/>adversaireAction();</text:p>
      <text:p text:style-name="P12">}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5:51:02.071000000</meta:creation-date>
    <dc:date>2023-08-07T15:55:33.191000000</dc:date>
    <meta:editing-duration>PT4M31S</meta:editing-duration>
    <meta:editing-cycles>1</meta:editing-cycles>
    <meta:document-statistic meta:table-count="0" meta:image-count="0" meta:object-count="0" meta:page-count="13" meta:paragraph-count="531" meta:word-count="1785" meta:character-count="24459" meta:non-whitespace-character-count="16287"/>
    <meta:generator>LibreOffice/7.4.5.1$Windows_X86_64 LibreOffice_project/9c0871452b3918c1019dde9bfac75448afc4b57f</meta:generator>
  </office:meta>
</office:document-meta>
</file>